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13.04cm" fo:min-width="9.356cm" fo:padding-top="0.15cm" fo:padding-bottom="0.15cm" fo:padding-left="0.275cm" fo:padding-right="0.275cm"/>
    </style:style>
    <style:style style:name="gr2" style:family="graphic" style:parent-style-name="measure">
      <style:graphic-properties svg:stroke-width="0.102cm" draw:marker-start-width="0.509cm" draw:marker-end-width="0.509cm" draw:fill="solid" draw:fill-color="#ffffff" draw:textarea-horizontal-align="justify" draw:textarea-vertical-align="middle" draw:auto-grow-height="false" fo:min-height="0.766cm" fo:min-width="0.389cm" fo:padding-top="0.176cm" fo:padding-bottom="0.176cm" fo:padding-left="0.301cm" fo:padding-right="0.301cm"/>
    </style:style>
    <style:style style:name="gr3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8.836cm" fo:min-width="5.038cm" fo:padding-top="0.15cm" fo:padding-bottom="0.15cm" fo:padding-left="0.275cm" fo:padding-right="0.275cm"/>
    </style:style>
    <style:style style:name="gr4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2.036cm" fo:min-width="0cm" fo:padding-top="0.15cm" fo:padding-bottom="0.15cm" fo:padding-left="0.275cm" fo:padding-right="0.275cm"/>
    </style:style>
    <style:style style:name="gr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949cm" fo:min-width="1.869cm"/>
    </style:style>
    <style:style style:name="gr6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335cm" fo:min-width="0cm" fo:padding-top="0.15cm" fo:padding-bottom="0.15cm" fo:padding-left="0.275cm" fo:padding-right="0.275cm"/>
    </style:style>
    <style:style style:name="gr7" style:family="graphic" style:parent-style-name="measure">
      <style:graphic-properties draw:fill="solid" draw:fill-color="#000000" draw:textarea-horizontal-align="justify" draw:textarea-vertical-align="middle" draw:auto-grow-height="false" fo:min-height="0.004cm" fo:min-width="0cm"/>
    </style:style>
    <style:style style:name="gr8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75cm" fo:min-width="0.806cm"/>
    </style:style>
    <style:style style:name="gr11" style:family="graphic" style:parent-style-name="measure">
      <style:graphic-properties svg:stroke-width="0.102cm" draw:marker-start-width="0.509cm" draw:marker-end-width="0.509cm" draw:fill="solid" draw:fill-color="#ffffff" draw:textarea-horizontal-align="justify" draw:textarea-vertical-align="middle" draw:auto-grow-height="false" fo:min-height="0.664cm" fo:min-width="0.287cm" fo:padding-top="0.176cm" fo:padding-bottom="0.176cm" fo:padding-left="0.301cm" fo:padding-right="0.301cm"/>
    </style:style>
    <style:style style:name="gr12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1.6cm" fo:min-width="0cm" fo:padding-top="0.15cm" fo:padding-bottom="0.15cm" fo:padding-left="0.275cm" fo:padding-right="0.275cm"/>
    </style:style>
    <style:style style:name="gr13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081cm" fo:min-width="3.841cm" fo:padding-top="0.15cm" fo:padding-bottom="0.15cm" fo:padding-left="0.275cm" fo:padding-right="0.275cm"/>
    </style:style>
    <style:style style:name="gr14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949cm" fo:min-width="2.504cm"/>
    </style:style>
    <style:style style:name="gr1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949cm" fo:min-width="1.10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8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766cm" fo:min-width="2.802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0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716cm" fo:min-width="2.752cm" fo:padding-top="0.15cm" fo:padding-bottom="0.15cm" fo:padding-left="0.275cm" fo:padding-right="0.275cm"/>
    </style:style>
    <style:style style:name="gr21" style:family="graphic" style:parent-style-name="measure">
      <style:graphic-properties draw:textarea-horizontal-align="justify" draw:textarea-vertical-align="middle" draw:auto-grow-height="false" fo:min-height="3.814cm" fo:min-width="1.659cm"/>
    </style:style>
    <style:style style:name="gr22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208cm" fo:min-width="1.101cm" fo:padding-top="0.15cm" fo:padding-bottom="0.15cm" fo:padding-left="0.275cm" fo:padding-right="0.275cm"/>
    </style:style>
    <style:style style:name="gr23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319cm" fo:min-width="0.459cm"/>
    </style:style>
    <style:style style:name="gr24" style:family="graphic" style:parent-style-name="measure">
      <style:graphic-properties draw:textarea-horizontal-align="justify" draw:textarea-vertical-align="middle" draw:auto-grow-height="false" fo:min-height="0.004cm" fo:min-width="0.135cm"/>
    </style:style>
    <style:style style:name="gr2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319cm" fo:min-width="0.303cm"/>
    </style:style>
    <style:style style:name="gr26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draw:stroke="none" svg:stroke-color="#000000" draw:fill="none" draw:fill-color="#ffffff" fo:min-height="0.4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8pt" style:font-size-asian="18pt" style:font-size-complex="18pt"/>
    </style:style>
    <style:style style:name="P8" style:family="paragraph"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13.34cm" svg:x="14.022cm" svg:y="3.413cm">
          <text:p text:style-name="P1">Swarmbee boa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1.016cm" svg:x="19.864cm" svg:y="16.118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9.136cm" svg:x="3.413cm" svg:y="7.35cm">
          <text:p text:style-name="P1">Arduino Mega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0.381cm" svg:height="2.286cm" svg:x="14.276cm" svg:y="6.7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369cm" svg:height="1.199cm" svg:x="14.252cm" svg:y="4.429cm">
          <draw:text-box>
            <text:p text:style-name="P1">Host</text:p>
            <text:p text:style-name="P1">connector</text:p>
          </draw:text-box>
        </draw:frame>
        <draw:g>
          <draw:custom-shape draw:style-name="gr6" draw:text-style-name="P1" draw:layer="layout" svg:width="0.508cm" svg:height="0.635cm" svg:x="18.721cm" svg:y="15.73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0.254cm" svg:height="0.254cm" svg:x="18.848cm" svg:y="15.864cm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8" draw:text-style-name="P5" draw:layer="layout" svg:x1="18.848cm" svg:y1="16.118cm" svg:x2="19.102cm" svg:y2="16.118cm">
              <text:p/>
            </draw:line>
          </draw:g>
        </draw:g>
        <draw:g>
          <draw:custom-shape draw:style-name="gr6" draw:text-style-name="P1" draw:layer="layout" svg:width="0.508cm" svg:height="0.635cm" draw:transform="rotate (-1.5707963267949) translate (15.165cm 9.387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0.254cm" svg:height="0.254cm" draw:transform="rotate (1.5707963267949) translate (14.784cm 9.768cm)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8" draw:text-style-name="P5" draw:layer="layout" svg:x1="14.784cm" svg:y1="9.514cm" svg:x2="14.784cm" svg:y2="9.768cm">
              <text:p/>
            </draw:line>
          </draw:g>
        </draw:g>
        <draw:line draw:style-name="gr9" draw:text-style-name="P5" draw:layer="layout" svg:x1="15.478cm" svg:y1="5.445cm" svg:x2="14.589cm" svg:y2="6.715cm">
          <text:p/>
        </draw:line>
        <draw:frame draw:style-name="gr10" draw:text-style-name="P6" draw:layer="layout" svg:width="1.306cm" svg:height="0.725cm" svg:x="17.456cm" svg:y="15.732cm">
          <draw:text-box>
            <text:p>led3</text:p>
          </draw:text-box>
        </draw:frame>
        <draw:frame draw:style-name="gr10" draw:text-style-name="P6" draw:layer="layout" svg:width="1.306cm" svg:height="0.725cm" svg:x="14.208cm" svg:y="9.89cm">
          <draw:text-box>
            <text:p>led2</text:p>
          </draw:text-box>
        </draw:frame>
        <draw:custom-shape draw:style-name="gr11" draw:text-style-name="P2" draw:layer="layout" svg:width="0.889cm" svg:height="1.016cm" svg:x="4.364cm" svg:y="16.118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" draw:id="id1" draw:layer="layout" svg:width="0.381cm" svg:height="1.9cm" svg:x="3.576cm" svg:y="8.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1.9cm" svg:x="3.576cm" svg:y="11.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1.9cm" svg:x="3.576cm" svg:y="13.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1.9cm" svg:x="8.276cm" svg:y="8.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1.9cm" svg:x="8.276cm" svg:y="10.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1.9cm" svg:x="8.276cm" svg:y="12.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91cm" svg:height="0.381cm" svg:x="3.594cm" svg:y="7.461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3.004cm" svg:height="1.199cm" svg:x="5.743cm" svg:y="14.589cm">
          <draw:text-box>
            <text:p text:style-name="P1">Power pins</text:p>
            <text:p text:style-name="P1">Gnd, 5v, 3.3v</text:p>
          </draw:text-box>
        </draw:frame>
        <draw:line draw:style-name="gr9" draw:text-style-name="P5" draw:layer="layout" svg:x1="6.969cm" svg:y1="14.716cm" svg:x2="8.239cm" svg:y2="13.573cm">
          <text:p/>
        </draw:line>
        <draw:frame draw:style-name="gr15" draw:text-style-name="P3" draw:layer="layout" svg:width="1.607cm" svg:height="1.199cm" svg:x="1.298cm" svg:y="10.652cm">
          <draw:text-box>
            <text:p text:style-name="P1">Tx,Rx</text:p>
            <text:p text:style-name="P1">pins</text:p>
          </draw:text-box>
        </draw:frame>
        <draw:line draw:style-name="gr9" draw:text-style-name="P5" draw:layer="layout" svg:x1="2.397cm" svg:y1="10.779cm" svg:x2="3.54cm" svg:y2="9.763cm">
          <text:p/>
        </draw:line>
        <draw:connector draw:style-name="gr16" draw:text-style-name="P5" draw:layer="layout" draw:type="curve" draw:line-skew="2.68cm" svg:x1="3.957cm" svg:y1="9.87cm" svg:x2="14.276cm" svg:y2="7.863cm" draw:start-shape="id1" draw:start-glue-point="1" draw:end-shape="id2" draw:end-glue-point="3" svg:d="M3957 9870c11758 0 6599-2007 10319-2007" svg:viewBox="0 0 10320 2008">
          <text:p/>
        </draw:connector>
        <draw:line draw:style-name="gr9" draw:text-style-name="P5" draw:layer="layout" svg:x1="8.62cm" svg:y1="13.573cm" svg:x2="14.335cm" svg:y2="8.62cm">
          <text:p/>
        </draw:line>
        <draw:frame draw:style-name="gr10" draw:text-style-name="P6" draw:layer="layout" svg:width="1.306cm" svg:height="0.725cm" svg:x="11.033cm" svg:y="11.197cm">
          <draw:text-box>
            <text:p>Gnd</text:p>
          </draw:text-box>
        </draw:frame>
        <draw:frame draw:style-name="gr17" draw:text-style-name="P6" draw:layer="layout" svg:width="1.725cm" svg:height="0.725cm" svg:x="9.897cm" svg:y="8.712cm">
          <draw:text-box>
            <text:p>Tx, Rx</text:p>
          </draw:text-box>
        </draw:frame>
        <draw:custom-shape draw:style-name="gr18" draw:text-style-name="P1" draw:layer="layout" svg:width="3.302cm" svg:height="1.016cm" svg:x="18.68cm" svg:y="18.526cm">
          <text:p text:style-name="P1">Power</text:p>
          <text:p text:style-name="P1">supply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20.331cm" svg:y1="18.526cm" svg:x2="20.331cm" svg:y2="17.129cm">
          <text:p/>
        </draw:line>
        <draw:custom-shape draw:style-name="gr20" draw:text-style-name="P1" draw:layer="layout" svg:width="3.302cm" svg:height="1.016cm" svg:x="3.18cm" svg:y="18.514cm">
          <text:p text:style-name="P1">Host computer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4.831cm" svg:y1="18.514cm" svg:x2="4.831cm" svg:y2="17.117cm">
          <text:p/>
        </draw:line>
        <draw:custom-shape draw:style-name="gr21" draw:text-style-name="P1" draw:layer="layout" svg:width="2.159cm" svg:height="4.064cm" svg:x="17.891cm" svg:y="4.89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651cm" svg:height="0.508cm" svg:x="18.091cm" svg:y="11.668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0.959cm" svg:height="0.569cm" svg:x="19.623cm" svg:y="11.668cm">
          <draw:text-box>
            <text:p><text:span text:style-name="T2">x12</text:span></text:p>
          </draw:text-box>
        </draw:frame>
        <draw:custom-shape draw:style-name="gr24" draw:text-style-name="P1" draw:layer="layout" svg:width="0.635cm" svg:height="0.254cm" svg:x="22.082cm" svg:y="12.684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0.803cm" svg:height="0.569cm" svg:x="22.624cm" svg:y="12.569cm">
          <draw:text-box>
            <text:p><text:span text:style-name="T2">x8</text:span></text:p>
          </draw:text-box>
        </draw:frame>
        <draw:frame draw:style-name="gr25" draw:text-style-name="P7" draw:layer="layout" svg:width="0.803cm" svg:height="0.569cm" svg:x="22.625cm" svg:y="13.07cm">
          <draw:text-box>
            <text:p><text:span text:style-name="T2">x7</text:span></text:p>
          </draw:text-box>
        </draw:frame>
        <draw:g>
          <draw:custom-shape draw:style-name="gr24" draw:text-style-name="P1" draw:layer="layout" svg:width="0.635cm" svg:height="0.254cm" svg:x="22.082cm" svg:y="13.184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5" draw:layer="layout" svg:x1="22.209cm" svg:y1="13.327cm" svg:x2="22.59cm" svg:y2="13.327cm">
            <text:p/>
          </draw:line>
        </draw:g>
        <draw:g>
          <draw:custom-shape draw:style-name="gr24" draw:text-style-name="P1" draw:layer="layout" svg:width="0.635cm" svg:height="0.254cm" draw:transform="rotate (-1.5707963267949) translate (22.929cm 8.309cm)">
            <text:p/>
            <draw:enhanced-geometry svg:viewBox="0 0 21600 21600" draw:type="rectangle" draw:enhanced-path="M 0 0 L 21600 0 21600 21600 0 21600 0 0 Z N"/>
          </draw:custom-shape>
          <draw:line draw:style-name="gr26" draw:text-style-name="P5" draw:layer="layout" svg:x1="22.786cm" svg:y1="8.436cm" svg:x2="22.786cm" svg:y2="8.817cm">
            <text:p/>
          </draw:line>
        </draw:g>
        <draw:frame draw:style-name="gr25" draw:text-style-name="P7" draw:layer="layout" svg:width="0.803cm" svg:height="0.569cm" svg:x="22.425cm" svg:y="7.87cm">
          <draw:text-box>
            <text:p><text:span text:style-name="T2">x9</text:span></text:p>
          </draw:text-box>
        </draw:frame>
        <draw:frame draw:style-name="gr27" draw:text-style-name="P9" draw:layer="layout" svg:width="1.778cm" svg:height="0.725cm" svg:x="14.57cm" svg:y="11.146cm">
          <draw:text-box>
            <text:p text:style-name="P8"><text:span text:style-name="T3">is OFF</text:span></text:p>
          </draw:text-box>
        </draw:frame>
        <draw:frame draw:style-name="gr27" draw:text-style-name="P9" draw:layer="layout" svg:width="1.778cm" svg:height="0.725cm" svg:x="16.37cm" svg:y="17.047cm">
          <draw:text-box>
            <text:p text:style-name="P8"><text:span text:style-name="T3">is ON</text:span></text:p>
          </draw:text-box>
        </draw:frame>
        <draw:line draw:style-name="gr9" draw:text-style-name="P5" draw:layer="layout" svg:x1="15.605cm" svg:y1="11.16cm" svg:x2="14.97cm" svg:y2="10.525cm">
          <text:p/>
        </draw:line>
        <draw:line draw:style-name="gr9" draw:text-style-name="P5" draw:layer="layout" svg:x1="17.002cm" svg:y1="17.129cm" svg:x2="18.653cm" svg:y2="16.3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2:35:55.491018683</meta:creation-date>
    <dc:date>2019-11-12T14:35:41.530868454</dc:date>
    <meta:editing-duration>PT22M51S</meta:editing-duration>
    <meta:editing-cycles>4</meta:editing-cycles>
    <meta:generator>LibreOffice/6.0.7.3$Linux_X86_64 LibreOffice_project/00m0$Build-3</meta:generator>
    <meta:document-statistic meta:object-count="55"/>
  </office:meta>
</office:document-meta>
</file>